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0.853cm" fo:min-width="1.29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0.817cm" fo:min-width="2.56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61cm"/>
    </style:style>
    <style:style style:name="gr4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fo:font-size="12pt" style:font-size-asian="18pt" style:font-size-complex="18pt"/>
    </style:style>
    <style:style style:name="T1" style:family="text">
      <style:text-properties fo:color="#9900ff" style:font-name="Liberation Sans3" fo:font-size="12pt" style:font-name-asian="Liberation Sans3" style:font-size-asian="18pt" style:font-name-complex="Liberation Sans3" style:font-size-complex="18pt"/>
    </style:style>
    <style:style style:name="T2" style:family="text">
      <style:text-properties fo:color="#9900ff" style:text-position="sub 58%" style:font-name="Liberation Sans3" fo:font-size="12pt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556cm" svg:x="1.989cm" svg:y="0.98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6.234cm" svg:height="3.447cm" svg:x="0.989cm" svg:y="5.69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6.234cm" svg:height="3.447cm" draw:transform="rotate (1.5707963267949) translate (5.685cm 7.1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2.123cm" svg:height="0.864cm" svg:x="4.338cm" svg:y="8.393cm">
          <draw:text-box>
            <text:p><text:span text:style-name="T1">Θ</text:span><text:span text:style-name="T2">1</text:span><text:span text:style-name="T1"> = π/6</text:span></text:p>
          </draw:text-box>
        </draw:frame>
        <draw:frame draw:style-name="gr3" draw:text-style-name="P2" draw:layer="layout" svg:width="2.139cm" svg:height="0.864cm" svg:x="0.82cm" svg:y="8.385cm">
          <draw:text-box>
            <text:p><text:span text:style-name="T1">Θ</text:span><text:span text:style-name="T2">2</text:span><text:span text:style-name="T1"> = π/2</text:span></text:p>
          </draw:text-box>
        </draw:frame>
        <draw:frame draw:style-name="gr3" draw:text-style-name="P2" draw:layer="layout" svg:width="2.139cm" svg:height="0.864cm" svg:x="0.821cm" svg:y="6.585cm">
          <draw:text-box>
            <text:p><text:span text:style-name="T1">Θ</text:span><text:span text:style-name="T2">3</text:span><text:span text:style-name="T1"> = π/3</text:span></text:p>
          </draw:text-box>
        </draw:frame>
        <draw:frame draw:style-name="gr3" draw:text-style-name="P2" draw:layer="layout" svg:width="2.139cm" svg:height="0.864cm" svg:x="1.893cm" svg:y="3.794cm">
          <draw:text-box>
            <text:p><text:span text:style-name="T1">Θ</text:span><text:span text:style-name="T2">2</text:span><text:span text:style-name="T1"> = π/2</text:span></text:p>
          </draw:text-box>
        </draw:frame>
        <draw:frame draw:style-name="gr3" draw:text-style-name="P2" draw:layer="layout" svg:width="2.139cm" svg:height="0.864cm" svg:x="4.494cm" svg:y="3.794cm">
          <draw:text-box>
            <text:p><text:span text:style-name="T1">Θ</text:span><text:span text:style-name="T2">1</text:span><text:span text:style-name="T1"> = π/4</text:span></text:p>
          </draw:text-box>
        </draw:frame>
        <draw:frame draw:style-name="gr3" draw:text-style-name="P2" draw:layer="layout" svg:width="2.139cm" svg:height="0.864cm" svg:x="1.795cm" svg:y="1.094cm">
          <draw:text-box>
            <text:p><text:span text:style-name="T1">Θ</text:span><text:span text:style-name="T2">3</text:span><text:span text:style-name="T1"> = π/4</text:span></text:p>
          </draw:text-box>
        </draw:frame>
        <draw:frame draw:style-name="gr3" draw:text-style-name="P2" draw:layer="layout" svg:width="2.139cm" svg:height="0.864cm" svg:x="5.822cm" svg:y="6.385cm">
          <draw:text-box>
            <text:p><text:span text:style-name="T1">Θ</text:span><text:span text:style-name="T2">1</text:span><text:span text:style-name="T1"> = π/3</text:span></text:p>
          </draw:text-box>
        </draw:frame>
        <draw:frame draw:style-name="gr3" draw:text-style-name="P2" draw:layer="layout" svg:width="2.123cm" svg:height="0.864cm" svg:x="8.342cm" svg:y="1.729cm">
          <draw:text-box>
            <text:p><text:span text:style-name="T1">Θ</text:span><text:span text:style-name="T2">3</text:span><text:span text:style-name="T1"> = π/6</text:span></text:p>
          </draw:text-box>
        </draw:frame>
        <draw:frame draw:style-name="gr3" draw:text-style-name="P2" draw:layer="layout" svg:width="2.139cm" svg:height="0.864cm" svg:x="8.212cm" svg:y="6.28cm">
          <draw:text-box>
            <text:p><text:span text:style-name="T1">Θ</text:span><text:span text:style-name="T2">2</text:span><text:span text:style-name="T1"> = π/2</text:span></text:p>
          </draw:text-box>
        </draw:frame>
        <draw:frame draw:style-name="gr3" draw:text-style-name="P2" draw:layer="layout" svg:width="0.509cm" svg:height="0.86cm" svg:x="3.696cm" svg:y="2.194cm">
          <draw:text-box>
            <text:p><text:span text:style-name="T1">1</text:span></text:p>
          </draw:text-box>
        </draw:frame>
        <draw:frame draw:style-name="gr4" draw:text-style-name="P2" draw:layer="layout" svg:width="2.186cm" svg:height="0.725cm" svg:x="2.797cm" svg:y="4.494cm">
          <draw:text-box>
            <text:p><text:span text:style-name="T1">1/sqrt(2)</text:span></text:p>
          </draw:text-box>
        </draw:frame>
        <draw:frame draw:style-name="gr4" draw:text-style-name="P2" draw:layer="layout" svg:width="2.186cm" svg:height="0.725cm" svg:x="0.097cm" svg:y="2.695cm">
          <draw:text-box>
            <text:p><text:span text:style-name="T1">1/sqrt(2)</text:span></text:p>
          </draw:text-box>
        </draw:frame>
        <draw:frame draw:style-name="gr4" draw:text-style-name="P2" draw:layer="layout" svg:width="0.789cm" svg:height="0.725cm" svg:x="3.513cm" svg:y="6.461cm">
          <draw:text-box>
            <text:p><text:span text:style-name="T1">1</text:span></text:p>
          </draw:text-box>
        </draw:frame>
        <draw:frame draw:style-name="gr4" draw:text-style-name="P2" draw:layer="layout" svg:width="1.17cm" svg:height="0.725cm" svg:x="0.073cm" svg:y="7.477cm">
          <draw:text-box>
            <text:p><text:span text:style-name="T1">1/2</text:span></text:p>
          </draw:text-box>
        </draw:frame>
        <draw:frame draw:style-name="gr4" draw:text-style-name="P2" draw:layer="layout" svg:width="2.186cm" svg:height="0.725cm" svg:x="9.055cm" svg:y="4.021cm">
          <draw:text-box>
            <text:p><text:span text:style-name="T1">sqrt(3)/2</text:span></text:p>
          </draw:text-box>
        </draw:frame>
        <draw:frame draw:style-name="gr4" draw:text-style-name="P2" draw:layer="layout" svg:width="0.789cm" svg:height="0.725cm" svg:x="6.914cm" svg:y="3.362cm">
          <draw:text-box>
            <text:p><text:span text:style-name="T1">1</text:span></text:p>
          </draw:text-box>
        </draw:frame>
        <draw:frame draw:style-name="gr4" draw:text-style-name="P2" draw:layer="layout" svg:width="1.17cm" svg:height="0.725cm" svg:x="7.096cm" svg:y="7.223cm">
          <draw:text-box>
            <text:p><text:span text:style-name="T1">1/2</text:span></text:p>
          </draw:text-box>
        </draw:frame>
        <draw:frame draw:style-name="gr4" draw:text-style-name="P2" draw:layer="layout" svg:width="2.186cm" svg:height="0.725cm" svg:x="2.524cm" svg:y="9.16cm">
          <draw:text-box>
            <text:p><text:span text:style-name="T1">sqrt(3)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1:35:38.898909000</meta:creation-date>
    <dc:date>2018-09-20T14:05:45.784413836</dc:date>
    <meta:editing-duration>PT13M25S</meta:editing-duration>
    <meta:editing-cycles>5</meta:editing-cycles>
    <meta:generator>LibreOffice/5.1.6.2$Linux_X86_64 LibreOffice_project/10m0$Build-2</meta:generator>
    <meta:document-statistic meta:object-count="21"/>
  </office:meta>
</office:document-meta>
</file>